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arial" svg:font-family="arial, sans-serif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b913a" officeooo:paragraph-rsid="001b913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b913a" officeooo:paragraph-rsid="001b913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1e1fd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3b7da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60131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1fde" officeooo:paragraph-rsid="0068783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9cbf" officeooo:paragraph-rsid="001f9cb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31d57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44e7d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47bd3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493c9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ae078" officeooo:paragraph-rsid="0068ba1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33bdb4" officeooo:paragraph-rsid="0033bdb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7122a8" officeooo:paragraph-rsid="007122a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74a3c4" officeooo:paragraph-rsid="0074a3c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paragraph-rsid="003b7daf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paragraph-rsid="0060131e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paragraph-rsid="00687833"/>
    </style:style>
    <style:style style:name="P19" style:family="paragraph" style:parent-style-name="Standard">
      <style:paragraph-properties fo:text-align="justify" style:justify-single-word="false"/>
      <style:text-properties officeooo:paragraph-rsid="004c91cd"/>
    </style:style>
    <style:style style:name="P20" style:family="paragraph" style:parent-style-name="Standard">
      <style:paragraph-properties fo:text-align="justify" style:justify-single-word="false"/>
      <style:text-properties officeooo:paragraph-rsid="004facb4"/>
    </style:style>
    <style:style style:name="P21" style:family="paragraph" style:parent-style-name="Standard">
      <style:paragraph-properties fo:text-align="justify" style:justify-single-word="false"/>
      <style:text-properties officeooo:paragraph-rsid="005433ab"/>
    </style:style>
    <style:style style:name="P22" style:family="paragraph" style:parent-style-name="Standard">
      <style:paragraph-properties fo:text-align="justify" style:justify-single-word="false"/>
      <style:text-properties officeooo:paragraph-rsid="005635da"/>
    </style:style>
    <style:style style:name="P23" style:family="paragraph" style:parent-style-name="Standard">
      <style:paragraph-properties fo:text-align="justify" style:justify-single-word="false"/>
      <style:text-properties officeooo:paragraph-rsid="0060131e"/>
    </style:style>
    <style:style style:name="P24" style:family="paragraph" style:parent-style-name="Standard">
      <style:paragraph-properties fo:text-align="justify" style:justify-single-word="false"/>
      <style:text-properties officeooo:paragraph-rsid="00687833"/>
    </style:style>
    <style:style style:name="P25" style:family="paragraph" style:parent-style-name="Standard">
      <style:paragraph-properties fo:text-align="justify" style:justify-single-word="false"/>
      <style:text-properties officeooo:rsid="004c91cd" officeooo:paragraph-rsid="004dc974"/>
    </style:style>
    <style:style style:name="P26" style:family="paragraph" style:parent-style-name="Standard">
      <style:paragraph-properties fo:text-align="justify" style:justify-single-word="false"/>
      <style:text-properties officeooo:rsid="004dc974" officeooo:paragraph-rsid="004dc974"/>
    </style:style>
    <style:style style:name="P27" style:family="paragraph" style:parent-style-name="Standard">
      <style:paragraph-properties fo:text-align="justify" style:justify-single-word="false"/>
      <style:text-properties officeooo:rsid="0053c9de" officeooo:paragraph-rsid="0053c9d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ae078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93c9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aa5f8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e6da9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4b31c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4c91c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dc97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53c9de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58c11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b0871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3bdb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61c4f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6595cb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687833" style:font-size-asian="12pt" style:font-weight-asian="normal" style:font-size-complex="12pt" style:font-weight-complex="normal"/>
    </style:style>
    <style:style style:name="T16" style:family="text">
      <style:text-properties officeooo:rsid="001e1fde"/>
    </style:style>
    <style:style style:name="T17" style:family="text">
      <style:text-properties officeooo:rsid="00285b25"/>
    </style:style>
    <style:style style:name="T18" style:family="text">
      <style:text-properties fo:font-variant="normal" fo:text-transform="none" fo:color="#000000" style:font-name="sans-serif" fo:font-size="9.75pt" fo:letter-spacing="normal" fo:font-style="normal"/>
    </style:style>
    <style:style style:name="T19" style:family="text">
      <style:text-properties fo:font-variant="normal" fo:text-transform="none" fo:color="#000000" style:font-name="sans-serif" fo:font-size="9.75pt" fo:letter-spacing="normal" fo:font-style="normal" officeooo:rsid="00433ab9"/>
    </style:style>
    <style:style style:name="T20" style:family="text">
      <style:text-properties fo:font-variant="normal" fo:text-transform="none" fo:color="#000000" style:font-name="sans-serif" fo:font-size="9.75pt" fo:letter-spacing="normal" fo:font-style="normal" officeooo:rsid="001e1fd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sans-serif" fo:font-size="9.75pt" fo:letter-spacing="normal" fo:font-style="normal" officeooo:rsid="00433ab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1" fo:font-size="12pt" fo:letter-spacing="normal" fo:font-style="normal" fo:font-weight="normal" officeooo:rsid="004facb4" style:font-size-asian="12pt" style:font-weight-asian="normal" style:font-size-complex="12pt" style:font-weight-complex="normal"/>
    </style:style>
    <style:style style:name="T23" style:family="text">
      <style:text-properties officeooo:rsid="00376004" style:font-size-asian="12pt" style:font-weight-asian="normal" style:font-size-complex="12pt" style:font-weight-complex="normal"/>
    </style:style>
    <style:style style:name="T24" style:family="text">
      <style:text-properties officeooo:rsid="001e1fde" style:font-size-asian="12pt" style:font-weight-asian="normal" style:font-size-complex="12pt" style:font-weight-complex="normal"/>
    </style:style>
    <style:style style:name="T25" style:family="text">
      <style:text-properties officeooo:rsid="00355c93" style:font-size-asian="12pt" style:font-weight-asian="normal" style:font-size-complex="12pt" style:font-weight-complex="normal"/>
    </style:style>
    <style:style style:name="T26" style:family="text">
      <style:text-properties officeooo:rsid="002e6da9"/>
    </style:style>
    <style:style style:name="T27" style:family="text">
      <style:text-properties style:font-name="Liberation Serif1" officeooo:rsid="0031d579"/>
    </style:style>
    <style:style style:name="T28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1" fo:font-size="12pt" fo:font-weight="normal" officeooo:rsid="0031d579" style:font-size-asian="12pt" style:font-weight-asian="normal" style:font-size-complex="12pt" style:font-weight-complex="normal"/>
    </style:style>
    <style:style style:name="T30" style:family="text">
      <style:text-properties style:font-name="Liberation Serif1" fo:font-size="12pt" fo:font-weight="normal" officeooo:rsid="004facb4" style:font-size-asian="12pt" style:font-weight-asian="normal" style:font-size-complex="12pt" style:font-weight-complex="normal"/>
    </style:style>
    <style:style style:name="T31" style:family="text">
      <style:text-properties style:font-name="Liberation Serif1" fo:font-size="12pt" fo:font-weight="normal" officeooo:rsid="004dc974" style:font-size-asian="12pt" style:font-weight-asian="normal" style:font-size-complex="12pt" style:font-weight-complex="normal"/>
    </style:style>
    <style:style style:name="T32" style:family="text">
      <style:text-properties style:font-name="Liberation Serif1" fo:font-size="12pt" fo:font-weight="normal" officeooo:rsid="0053c9de" style:font-size-asian="12pt" style:font-weight-asian="normal" style:font-size-complex="12pt" style:font-weight-complex="normal"/>
    </style:style>
    <style:style style:name="T33" style:family="text">
      <style:text-properties style:font-name="Liberation Serif1" fo:font-size="12pt" fo:font-weight="normal" officeooo:rsid="005433ab" style:font-size-asian="12pt" style:font-weight-asian="normal" style:font-size-complex="12pt" style:font-weight-complex="normal"/>
    </style:style>
    <style:style style:name="T34" style:family="text">
      <style:text-properties style:font-name="Liberation Serif1" officeooo:rsid="00376004"/>
    </style:style>
    <style:style style:name="T35" style:family="text">
      <style:text-properties style:font-name="Liberation Serif1" officeooo:rsid="005433ab"/>
    </style:style>
    <style:style style:name="T36" style:family="text">
      <style:text-properties style:font-name="Liberation Serif1" officeooo:rsid="006df832"/>
    </style:style>
    <style:style style:name="T37" style:family="text">
      <style:text-properties officeooo:rsid="00355c93"/>
    </style:style>
    <style:style style:name="T38" style:family="text">
      <style:text-properties officeooo:rsid="0036038f"/>
    </style:style>
    <style:style style:name="T39" style:family="text">
      <style:text-properties officeooo:rsid="00376004"/>
    </style:style>
    <style:style style:name="T40" style:family="text">
      <style:text-properties officeooo:rsid="0047bd35"/>
    </style:style>
    <style:style style:name="T41" style:family="text">
      <style:text-properties officeooo:rsid="00493c9e"/>
    </style:style>
    <style:style style:name="T42" style:family="text">
      <style:text-properties officeooo:rsid="004aa5f8"/>
    </style:style>
    <style:style style:name="T43" style:family="text">
      <style:text-properties officeooo:rsid="004b31c6"/>
    </style:style>
    <style:style style:name="T44" style:family="text">
      <style:text-properties fo:color="#000000" style:font-name="Liberation Serif1" fo:font-size="12pt" fo:font-weight="normal" officeooo:rsid="004facb4" style:font-size-asian="12pt" style:font-weight-asian="normal" style:font-size-complex="12pt" style:font-weight-complex="normal"/>
    </style:style>
    <style:style style:name="T45" style:family="text">
      <style:text-properties officeooo:rsid="0058c11a"/>
    </style:style>
    <style:style style:name="T46" style:family="text">
      <style:text-properties officeooo:rsid="005b0871"/>
    </style:style>
    <style:style style:name="T47" style:family="text">
      <style:text-properties officeooo:rsid="0061c4f6"/>
    </style:style>
    <style:style style:name="T48" style:family="text">
      <style:text-properties officeooo:rsid="006595cb"/>
    </style:style>
    <style:style style:name="T49" style:family="text">
      <style:text-properties officeooo:rsid="006a9831"/>
    </style:style>
    <style:style style:name="T50" style:family="text">
      <style:text-properties fo:color="#6a9955" style:font-name="Droid Sans Mono" fo:font-size="10.5pt" fo:background-color="#1e1e1e" loext:char-shading-value="0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-Device</text:p>
      <text:p text:style-name="P2"/>
      <text:p text:style-name="P14">Url: http://192.168.1.49/IOT-App/</text:p>
      <text:p text:style-name="P15">Wifi: zmq58</text:p>
      <text:p text:style-name="P15"/>
      <text:p text:style-name="P7">LEVEL: 0 – <text:span text:style-name="T17">Super Admin</text:span></text:p>
      <text:p text:style-name="P2"><text:span text:style-name="T39">@</text:span><text:span text:style-name="T16">Lo</text:span><text:span text:style-name="T37">g</text:span><text:span text:style-name="T16">in id: </text:span>Super123</text:p>
      <text:p text:style-name="P3"><text:span text:style-name="T39">@</text:span>password :Super123</text:p>
      <text:p text:style-name="P3"/>
      <text:p text:style-name="P10"><text:span text:style-name="T38"># </text:span>Task</text:p>
      <text:p text:style-name="P10"><text:span text:style-name="T40">1. </text:span>Company Setup <text:span text:style-name="T27">»</text:span> <text:span text:style-name="T26">Create Company</text:span></text:p>
      <text:p text:style-name="P8"/>
      <text:p text:style-name="P13">LEVEL: 1 – Company Admin</text:p>
      <text:p text:style-name="P16"><text:span text:style-name="T23">@</text:span><text:span text:style-name="T24">Lo</text:span><text:span text:style-name="T25">g</text:span><text:span text:style-name="T24">in id: </text:span><text:span text:style-name="T21">jackman@zmq.in</text:span></text:p>
      <text:p text:style-name="P4"><text:span text:style-name="T39">@</text:span>password : BiZz9oda</text:p>
      <text:p text:style-name="P9"/>
      <text:p text:style-name="P11"><text:span text:style-name="T38"># </text:span>Task </text:p>
      <text:p text:style-name="P22"><text:span text:style-name="T3">1. </text:span><text:span text:style-name="T4">Staff</text:span><text:span text:style-name="T2"> Setup </text:span><text:span text:style-name="T29">»</text:span><text:span text:style-name="T2"> </text:span><text:span text:style-name="T6">Add </text:span><text:span text:style-name="T4">Staff </text:span><text:span text:style-name="T10">(Project Admin / PHC F</text:span><text:span text:style-name="T11">ie</text:span><text:span text:style-name="T10">ld Worker)</text:span></text:p>
      <text:p text:style-name="P19"><text:span text:style-name="T5">2. </text:span><text:span text:style-name="T7">Project Setup </text:span><text:span text:style-name="T29">»</text:span><text:span text:style-name="T2"> </text:span><text:span text:style-name="T7">Create</text:span><text:span text:style-name="T6"> </text:span><text:span text:style-name="T2"><text:s/></text:span><text:span text:style-name="T7">Project</text:span></text:p>
      <text:p text:style-name="P25"><text:span text:style-name="T1">3. </text:span><text:span text:style-name="T8">Assign Project </text:span><text:span text:style-name="T9">t</text:span><text:span text:style-name="T8">o Staff</text:span></text:p>
      <text:p text:style-name="P26"><text:span text:style-name="T29">4. </text:span><text:span text:style-name="T28">Toy Registration</text:span></text:p>
      <text:p text:style-name="P20"><text:span text:style-name="T31">5. Assign Toy </text:span><text:span text:style-name="T32">t</text:span><text:span text:style-name="T31">o PHC </text:span><text:span text:style-name="T30">(</text:span><text:span text:style-name="T44">P</text:span><text:span text:style-name="T22">rimary Health Care</text:span><text:span text:style-name="T30">)</text:span></text:p>
      <text:p text:style-name="P27"><text:span text:style-name="T30">6. </text:span><text:span text:style-name="T28">Assign Token </text:span><text:span text:style-name="T33">t</text:span><text:span text:style-name="T28">o Toys</text:span></text:p>
      <text:p text:style-name="P21"><text:span text:style-name="T33">7</text:span><text:span text:style-name="T30">. </text:span><text:span text:style-name="T32">Assign To</text:span><text:span text:style-name="T33">y</text:span><text:span text:style-name="T32"> </text:span><text:span text:style-name="T33">t</text:span><text:span text:style-name="T32">o </text:span><text:span text:style-name="T33">PHC-Staff</text:span></text:p>
      <text:p text:style-name="P21"><text:span text:style-name="T33"/></text:p>
      <text:p text:style-name="P23"><text:span text:style-name="T12">LEVEL: </text:span><text:span text:style-name="T13">2</text:span><text:span text:style-name="T12"> – </text:span><text:span text:style-name="T14">Project</text:span><text:span text:style-name="T12"> Admin</text:span></text:p>
      <text:p text:style-name="P17"><text:span text:style-name="T23">@</text:span><text:span text:style-name="T24">Lo</text:span><text:span text:style-name="T25">g</text:span><text:span text:style-name="T24">in id: </text:span><text:span text:style-name="T20">aasif.iqbal86@gmail.com</text:span></text:p>
      <text:p text:style-name="P5"><text:span text:style-name="T34">@</text:span><text:span text:style-name="T33">password : kRutppny</text:span></text:p>
      <text:p text:style-name="P9"/>
      <text:p text:style-name="P9"/>
      <text:p text:style-name="P24"><text:span text:style-name="T12">LEVEL: </text:span><text:span text:style-name="T15">3</text:span><text:span text:style-name="T12"> – </text:span><text:span text:style-name="T15">PHC Staff</text:span></text:p>
      <text:p text:style-name="P18"><text:span text:style-name="T23">@</text:span><text:span text:style-name="T24">Lo</text:span><text:span text:style-name="T25">g</text:span><text:span text:style-name="T24">in id: </text:span><text:span text:style-name="T20">vikram@jackman.com</text:span></text:p>
      <text:p text:style-name="P6"><text:span text:style-name="T34">@</text:span><text:span text:style-name="T35">password : Pw4mFSeR</text:span></text:p>
      <text:p text:style-name="P12"/>
      <text:p text:style-name="P12"><text:span text:style-name="T38"># </text:span>Task </text:p>
      <text:p text:style-name="P12"><text:span text:style-name="T41">1. </text:span><text:span text:style-name="T49">Show Toys</text:span> <text:span text:style-name="T36">(Toys list under Phc-staff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arial" svg:font-family="arial, sans-serif"/>
    <style:font-face style:name="sans-serif" svg:font-family="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2:05:34.459387565</meta:creation-date>
    <meta:generator>LibreOffice/6.4.7.2$Linux_X86_64 LibreOffice_project/40$Build-2</meta:generator>
    <dc:date>2022-11-10T18:24:30.382350804</dc:date>
    <meta:editing-duration>PT6H18M34S</meta:editing-duration>
    <meta:editing-cycles>50</meta:editing-cycles>
    <meta:document-statistic meta:table-count="0" meta:image-count="0" meta:object-count="0" meta:page-count="1" meta:paragraph-count="27" meta:word-count="107" meta:character-count="654" meta:non-whitespace-character-count="567"/>
  </office:meta>
</office:document-meta>
</file>